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loext:graphic-properties draw:fill-color="#ffffff"/>
      <style:text-properties fo:color="#808080" fo:font-size="48pt" fo:text-shadow="1pt 1pt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fo:color="#808080" fo:font-size="48pt" fo:text-shadow="1pt 1pt" style:font-size-asian="32pt" style:font-size-complex="32pt"/>
    </style:style>
    <style:style style:name="T2" style:family="text">
      <style:text-properties style:use-window-font-color="true" fo:font-size="36pt" fo:text-shadow="none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8-02-12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etuptools, pypi and mkdocs</text:span></text:p>
            <text:p><text:span text:style-name="T1"/></text:p>
            <text:p><text:span text:style-name="T2">stuff that worked for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uptools/pypi</text:p>
                <text:list>
                  <text:list-item>
                    <text:p>write an installer for your library</text:p>
                  </text:list-item>
                  <text:list-item>
                    <text:p>publish your library on <text:a xlink:href="https://pypi.python.org/" xlink:type="simple">pypi.python.org</text:a></text:p>
                  </text:list-item>
                </text:list>
              </text:list-item>
              <text:list-item>
                <text:p>mkdocs</text:p>
                <text:list>
                  <text:list-item>
                    <text:p><text:a xlink:href="http://sphinx-doc.org/" xlink:type="simple">sphinx</text:a> <text:a xlink:href="https://pypi.python.org/pypi/Sphinx-PyPI-upload" xlink:type="simple">upload</text:a> to pythonhosted.org broken</text:p>
                  </text:list-item>
                  <text:list-item>
                    <text:p>break up documentation (multiple .md)</text:p>
                  </text:list-item>
                  <text:list-item>
                    <text:p>automatically publish on github.com (gh-pa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st experience (2014-08-18)</text:p>
                <text:list>
                  <text:list-item>
                    <text:p>many different versions</text:p>
                  </text:list-item>
                  <text:list-item>
                    <text:p>many different bugs</text:p>
                  </text:list-item>
                  <text:list-item>
                    <text:p>many different tools</text:p>
                  </text:list-item>
                  <text:list-item>
                    <text:p>no example really worked when including data</text:p>
                  </text:list-item>
                  <text:list-item>
                    <text:p>aargghhh!!!</text:p>
                  </text:list-item>
                </text:list>
              </text:list-item>
              <text:list-item>
                <text:p>now</text:p>
                <text:list>
                  <text:list-item>
                    <text:p>automatic sphinx documentation upload br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ere is what worked (for me)</text:p>
                <text:list>
                  <text:list-item>
                    <text:p>setup.py - configuration</text:p>
                  </text:list-item>
                  <text:list-item>
                    <text:p>MANIFEST.in - defines includes/exclu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3)</text:p>
          </draw:text-box>
        </draw:frame>
        <draw:frame presentation:style-name="pr4" draw:layer="layout" svg:width="24.639cm" svg:height="13.986cm" svg:x="1.4cm" svg:y="4.914cm" presentation:class="outline" presentation:user-transformed="true">
          <draw:text-box>
            <text:list text:style-name="L2">
              <text:list-item>
                <text:p><text:span text:style-name="T3">setup.py</text:span></text:p>
                <text:list>
                  <text:list-header>
                    <text:p>from setuptools import setup</text:p>
                    <text:p>setup(</text:p>
                    <text:p><text:s text:c="4"/><text:span text:style-name="T4">name</text:span>="PyFunk",</text:p>
                    <text:p><text:s text:c="4"/><text:span text:style-name="T4">description</text:span>="blah",</text:p>
                    <text:p><text:s text:c="4"/>long_description=("blahblahblah"),</text:p>
                    <text:p><text:s text:c="4"/>url="https://github.com/fracpete/PyFunk",</text:p>
                    <text:p><text:s text:c="4"/><text:span text:style-name="T4">classifiers</text:span>=[</text:p>
                    <text:p><text:s text:c="8"/>'Development Status :: 3 - Alpha', 'License :: OSI Approved :: GNU General Public License (GPL)',</text:p>
                    <text:p><text:s text:c="8"/>'Topic :: Scientific/Engineering :: Artificial Intelligence', 'Programming Language :: Python',</text:p>
                    <text:p><text:s text:c="4"/>],</text:p>
                    <text:p><text:s text:c="4"/><text:span text:style-name="T4">license</text:span>='GNU General Public License version 3.0 (GPLv3)',</text:p>
                    <text:p><text:s text:c="4"/><text:span text:style-name="T4">package_dir</text:span>={'': 'src'},</text:p>
                    <text:p><text:s text:c="4"/><text:span text:style-name="T4">packages</text:span>=["pyfunk"],</text:p>
                    <text:p><text:s text:c="4"/><text:span text:style-name="T4">version</text:span>="0.1.0",</text:p>
                    <text:p><text:s text:c="4"/><text:span text:style-name="T4">author</text:span>='Peter "fracpete" Reutemann',</text:p>
                    <text:p><text:s text:c="4"/><text:span text:style-name="T4">author_email</text:span>='fracpete at gmail dot com',</text:p>
                    <text:p><text:s text:c="4"/>install_requires=["numpy"],</text:p>
                    <text:p>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4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st of “classifiers” used in setup.py</text:p>
                <text:p><text:span text:style-name="T5"><text:a xlink:href="https://pypi.python.org/pypi?:action=list_classifiers" xlink:type="simple">https://pypi.python.org/pypi?:action=list_classifiers</text:a></text:span></text:p>
              </text:list-item>
              <text:list-item>
                <text:p>MANIFEST.in</text:p>
                <text:list>
                  <text:list-header>
                    <text:p><text:span text:style-name="T6">recursive-include </text:span><text:span text:style-name="T7">src</text:span><text:span text:style-name="T6"> *.txt</text:span></text:p>
                    <text:p><text:span text:style-name="T6">include DESCRIPTION.rst</text:span></text:p>
                  </text:list-header>
                </text:list>
              </text:list-item>
              <text:list-item>
                <text:p><text:span text:style-name="T4">src</text:span> is top-level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5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ild distribution archive</text:p>
                <text:p><text:span text:style-name="T6">python setup.py clean sdist</text:span></text:p>
              </text:list-item>
              <text:list-item>
                <text:p>install it in our test environment (virtualenv)</text:p>
                <text:p><text:span text:style-name="T6">&lt;testenv&gt;/bin/pip install PyFunk/dist/PyFunk-0.1.0.tar.gz</text:span></text:p>
              </text:list-item>
              <text:list-item>
                <text:p>test the install</text:p>
                <text:p><text:span text:style-name="T6">&lt;testenv&gt;/bin/python</text:span></text:p>
                <text:p><text:span text:style-name="T6">&gt;&gt;&gt; import pyfunk.pyfunk as pf</text:span></text:p>
                <text:p><text:span text:style-name="T6">&gt;&gt;&gt; pf.funky_array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epilogue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at about requirements.txt?</text:p>
                <text:list>
                  <text:list-item>
                    <text:p>used by “pip” tool:</text:p>
                    <text:list>
                      <text:list-header>
                        <text:p>pip install -r requirements.txt</text:p>
                      </text:list-header>
                    </text:list>
                  </text:list-item>
                  <text:list-item>
                    <text:p>“concrete” dependencies, eg, pypi.org as package repo</text:p>
                  </text:list-item>
                  <text:list-item>
                    <text:p>setup.py is “abstract” (repo independent)</text:p>
                  </text:list-item>
                  <text:list-item>
                    <text:p>avoid duplication, load “setup.py” into “requirements.txt”</text:p>
                    <text:p>-e .</text:p>
                  </text:list-item>
                </text:list>
              </text:list-item>
              <text:list-item>
                <text:p>Donald Stufft's post explains this in detail:</text:p>
                <text:p><text:span text:style-name="T5"><text:a xlink:href="https://caremad.io/posts/2013/07/setup-vs-requirement/" xlink:type="simple">https://caremad.io/posts/2013/07/setup-vs-requirement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yPI - the Python Package Index</text:p>
                <text:p><text:a xlink:href="https://pypi.python.org/" xlink:type="simple">https://pypi.python.org/</text:a></text:p>
              </text:list-item>
              <text:list-item>
                <text:p>anyone can sign up</text:p>
              </text:list-item>
              <text:list-item>
                <text:p>requires <text:a xlink:href="https://pypi.python.org/pypi/twine" xlink:type="simple">twine</text:a> (&gt;= 1.8.0)</text:p>
                <text:list>
                  <text:list-header>
                    <text:p>pip install twine&gt;=1.8.0</text:p>
                  </text:list-header>
                </text:list>
              </text:list-item>
              <text:list-item>
                <text:p>create $HOME/.pypirc for automating deployments</text:p>
                <text:list>
                  <text:list-header>
                    <text:p>[distutils] <text:s/></text:p>
                    <text:p>index-servers = pypi</text:p>
                    <text:p>[pypi]</text:p>
                    <text:p>username:USER</text:p>
                    <text:p>password:PASSWOR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ployment</text:p>
                <text:list>
                  <text:list-item>
                    <text:p>clean up</text:p>
                    <text:list>
                      <text:list-header>
                        <text:p><text:span text:style-name="T6">python setup.py clean</text:span></text:p>
                      </text:list-header>
                    </text:list>
                  </text:list-item>
                  <text:list-item>
                    <text:p>create source distribution</text:p>
                    <text:list>
                      <text:list-header>
                        <text:p><text:span text:style-name="T6">python setup.py sdist</text:span></text:p>
                      </text:list-header>
                    </text:list>
                  </text:list-item>
                  <text:list-item>
                    <text:p><text:span text:style-name="T6">upload with twine</text:span></text:p>
                    <text:list>
                      <text:list-header>
                        <text:p><text:span text:style-name="T6">twine upload dist/*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written in Python</text:p>
                <text:p><text:a xlink:href="http://www.mkdocs.org/" xlink:type="simple">http://www.mkdocs.org/</text:a></text:p>
              </text:list-item>
              <text:list-item>
                <text:p>works with Python 2.7 and upwards</text:p>
              </text:list-item>
              <text:list-item>
                <text:p>documentation written in <text:a xlink:href="https://daringfireball.net/projects/markdown/" xlink:type="simple">markdown</text:a></text:p>
              </text:list-item>
              <text:list-item>
                <text:p>can be deployed to <text:a xlink:href="https://pages.github.com/" xlink:type="simple">gh-pages</text:a>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 (2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kdocs <text:a xlink:href="http://yaml.org/" xlink:type="simple">YAML</text:a> configuration in root of github repo</text:p>
                <text:list>
                  <text:list-header>
                    <text:p>mkdocs.yml</text:p>
                  </text:list-header>
                </text:list>
              </text:list-item>
              <text:list-item>
                <text:p>content</text:p>
                <text:list>
                  <text:list-header>
                    <text:p>site_name: My Tool</text:p>
                    <text:p>theme: readthedocs</text:p>
                    <text:p>repo_url: https://github.com/fracpete/mytool</text:p>
                    <text:p>site_description: My Tool Documentation</text:p>
                    <text:p>pages:</text:p>
                    <text:p><text:s text:c="4"/>- Home: index.m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kdocs (3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ulti-level</text:p>
                <text:list>
                  <text:list-header>
                    <text:p>pages:</text:p>
                    <text:p><text:s text:c="4"/>- Home: 'index.md'</text:p>
                    <text:p><text:s text:c="4"/>- User Guide:</text:p>
                    <text:p><text:s text:c="8"/>- 'Writing your docs': 'writing-your-docs.md'</text:p>
                    <text:p><text:s text:c="8"/>- 'Styling your docs': 'styling-your-docs.md'</text:p>
                    <text:p><text:s text:c="4"/>- About: 'about.md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kdocs (4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reate sub directory “img” in “doc”:</text:p>
                <text:list>
                  <text:list-header>
                    <text:p>doc/img</text:p>
                    <text:list>
                      <text:list-header>
                        <text:p>screenshot.png</text:p>
                      </text:list-header>
                    </text:list>
                  </text:list-header>
                </text:list>
              </text:list-item>
              <text:list-item>
                <text:p>include like this:</text:p>
                <text:list>
                  <text:list-header>
                    <text:p>![Screenshot](img/screenshot.png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kdocs (5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build and test</text:p>
                <text:list>
                  <text:list-header>
                    <text:p>mkdocs build --clean &amp;&amp; mkdocs serve</text:p>
                  </text:list-header>
                </text:list>
              </text:list-item>
              <text:list-item>
                <text:p>deploy</text:p>
                <text:list>
                  <text:list-header>
                    <text:p>mkdocs gh-deploy --clea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21:15:25</meta:creation-date>
    <dc:date>2018-03-13T11:44:51.526051379</dc:date>
    <meta:editing-duration>PT22H8M52S</meta:editing-duration>
    <meta:editing-cycles>39</meta:editing-cycles>
    <meta:generator>LibreOffice/5.1.6.2$Linux_X86_64 LibreOffice_project/10m0$Build-2</meta:generator>
    <dc:creator>Peter Reutemann</dc:creator>
    <meta:document-statistic meta:object-count="80"/>
  </office:meta>
</office:document-meta>
</file>